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1942" style:font-weight-asian="bold" style:font-weight-complex="bold"/>
    </style:style>
    <style:style style:name="P3" style:family="paragraph" style:parent-style-name="Standard">
      <style:text-properties fo:font-weight="bold" officeooo:rsid="00081942" officeooo:paragraph-rsid="00081942" style:font-weight-asian="bold" style:font-weight-complex="bold"/>
    </style:style>
    <style:style style:name="P4" style:family="paragraph" style:parent-style-name="Standard">
      <style:text-properties fo:font-weight="normal" officeooo:rsid="00081942" officeooo:paragraph-rsid="00081942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81942" officeooo:paragraph-rsid="00081942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81942" officeooo:paragraph-rsid="00081942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081942" officeooo:paragraph-rsid="00081942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081942" officeooo:paragraph-rsid="00081942" style:font-weight-asian="normal" style:font-weight-complex="normal"/>
    </style:style>
    <style:style style:name="P9" style:family="paragraph" style:parent-style-name="Standard" style:list-style-name="L7">
      <style:text-properties fo:font-weight="normal" officeooo:rsid="00081942" officeooo:paragraph-rsid="00081942" style:font-weight-asian="normal" style:font-weight-complex="normal"/>
    </style:style>
    <style:style style:name="P10" style:family="paragraph" style:parent-style-name="Standard" style:list-style-name="L8">
      <style:text-properties fo:font-weight="normal" officeooo:rsid="001e4344" officeooo:paragraph-rsid="00081942" style:font-weight-asian="normal" style:font-weight-complex="normal"/>
    </style:style>
    <style:style style:name="P11" style:family="paragraph" style:parent-style-name="Standard">
      <style:text-properties fo:font-weight="normal" officeooo:rsid="001e4344" officeooo:paragraph-rsid="00081942" style:font-weight-asian="normal" style:font-weight-complex="normal"/>
    </style:style>
    <style:style style:name="P12" style:family="paragraph" style:parent-style-name="Standard">
      <style:text-properties fo:font-weight="normal" officeooo:rsid="0009cbc6" officeooo:paragraph-rsid="0009cbc6" style:font-weight-asian="normal" style:font-weight-complex="normal"/>
    </style:style>
    <style:style style:name="P13" style:family="paragraph" style:parent-style-name="Standard" style:list-style-name="L9">
      <style:text-properties fo:font-weight="normal" officeooo:rsid="0009cbc6" officeooo:paragraph-rsid="0009cbc6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887e1" officeooo:paragraph-rsid="000887e1" fo:background-color="#ffff00" style:font-weight-asian="normal" style:font-weight-complex="normal"/>
    </style:style>
    <style:style style:name="P15" style:family="paragraph" style:parent-style-name="Table_20_Contents" style:list-style-name="L3">
      <style:text-properties fo:font-weight="normal" officeooo:rsid="00208c8b" officeooo:paragraph-rsid="00081942" style:font-weight-asian="normal" style:font-weight-complex="normal"/>
    </style:style>
    <style:style style:name="P16" style:family="paragraph" style:parent-style-name="Table_20_Contents" style:list-style-name="L5">
      <style:text-properties fo:font-weight="normal" officeooo:rsid="00208c8b" officeooo:paragraph-rsid="00081942" style:font-weight-asian="normal" style:font-weight-complex="normal"/>
    </style:style>
    <style:style style:name="P17" style:family="paragraph" style:parent-style-name="Table_20_Contents" style:list-style-name="L7">
      <style:text-properties fo:font-weight="normal" officeooo:rsid="00208c8b" officeooo:paragraph-rsid="00081942" style:font-weight-asian="normal" style:font-weight-complex="normal"/>
    </style:style>
    <style:style style:name="P18" style:family="paragraph" style:parent-style-name="Table_20_Contents" style:list-style-name="L5">
      <style:text-properties fo:font-weight="normal" officeooo:rsid="001c6d75" officeooo:paragraph-rsid="00081942" style:font-weight-asian="normal" style:font-weight-complex="normal"/>
    </style:style>
    <style:style style:name="P19" style:family="paragraph" style:parent-style-name="Table_20_Contents" style:list-style-name="L8">
      <style:text-properties fo:font-weight="normal" officeooo:rsid="001c6d75" officeooo:paragraph-rsid="00081942" style:font-weight-asian="normal" style:font-weight-complex="normal"/>
    </style:style>
    <style:style style:name="P20" style:family="paragraph" style:parent-style-name="Table_20_Contents" style:list-style-name="L5">
      <style:text-properties fo:font-weight="normal" officeooo:rsid="001dfcf4" officeooo:paragraph-rsid="00081942" style:font-weight-asian="normal" style:font-weight-complex="normal"/>
    </style:style>
    <style:style style:name="P21" style:family="paragraph" style:parent-style-name="Table_20_Contents" style:list-style-name="L8">
      <style:text-properties fo:font-weight="normal" officeooo:rsid="001dfcf4" officeooo:paragraph-rsid="00081942" style:font-weight-asian="normal" style:font-weight-complex="normal"/>
    </style:style>
    <style:style style:name="P22" style:family="paragraph" style:parent-style-name="Table_20_Contents" style:list-style-name="L7">
      <style:text-properties fo:font-weight="normal" officeooo:rsid="001fbb1d" officeooo:paragraph-rsid="00081942" style:font-weight-asian="normal" style:font-weight-complex="normal"/>
    </style:style>
    <style:style style:name="P23" style:family="paragraph" style:parent-style-name="Table_20_Contents" style:list-style-name="L8">
      <style:text-properties fo:font-weight="normal" officeooo:rsid="001fbb1d" officeooo:paragraph-rsid="00081942" style:font-weight-asian="normal" style:font-weight-complex="normal"/>
    </style:style>
    <style:style style:name="P24" style:family="paragraph" style:parent-style-name="Table_20_Contents" style:list-style-name="L8">
      <style:text-properties fo:font-weight="normal" officeooo:rsid="00081942" officeooo:paragraph-rsid="00081942" style:font-weight-asian="normal" style:font-weight-complex="normal"/>
    </style:style>
    <style:style style:name="P25" style:family="paragraph" style:parent-style-name="Table_20_Contents" style:list-style-name="L8">
      <style:text-properties fo:font-weight="normal" officeooo:rsid="0020e66b" officeooo:paragraph-rsid="00081942" style:font-weight-asian="normal" style:font-weight-complex="normal"/>
    </style:style>
    <style:style style:name="P26" style:family="paragraph" style:parent-style-name="Table_20_Contents" style:list-style-name="L8">
      <style:text-properties fo:font-weight="normal" officeooo:rsid="002110fe" officeooo:paragraph-rsid="00081942" style:font-weight-asian="normal" style:font-weight-complex="normal"/>
    </style:style>
    <style:style style:name="P27" style:family="paragraph" style:parent-style-name="Table_20_Contents" style:list-style-name="L6">
      <style:text-properties fo:font-weight="normal" officeooo:rsid="001fbb1d" officeooo:paragraph-rsid="00081942" fo:background-color="#ffff00" style:font-weight-asian="normal" style:font-weight-complex="normal"/>
    </style:style>
    <style:style style:name="P28" style:family="paragraph" style:parent-style-name="Table_20_Contents" style:list-style-name="L6">
      <style:text-properties fo:font-weight="normal" officeooo:rsid="00081942" officeooo:paragraph-rsid="00081942" fo:background-color="#ffff00" style:font-weight-asian="normal" style:font-weight-complex="normal"/>
    </style:style>
    <style:style style:name="P29" style:family="paragraph" style:parent-style-name="Table_20_Contents" style:list-style-name="L7">
      <style:text-properties fo:font-weight="normal" officeooo:rsid="00081942" officeooo:paragraph-rsid="00081942" fo:background-color="#ffff00" style:font-weight-asian="normal" style:font-weight-complex="normal"/>
    </style:style>
    <style:style style:name="P30" style:family="paragraph" style:parent-style-name="Table_20_Contents" style:list-style-name="L7">
      <style:text-properties fo:font-weight="normal" officeooo:rsid="002110fe" officeooo:paragraph-rsid="00081942" fo:background-color="#ffff00" style:font-weight-asian="normal" style:font-weight-complex="normal"/>
    </style:style>
    <style:style style:name="P31" style:family="paragraph" style:parent-style-name="Table_20_Contents" style:list-style-name="L5">
      <style:text-properties officeooo:rsid="00208c8b" officeooo:paragraph-rsid="00081942"/>
    </style:style>
    <style:style style:name="P32" style:family="paragraph" style:parent-style-name="Table_20_Contents" style:list-style-name="L8">
      <style:text-properties officeooo:rsid="00208c8b" officeooo:paragraph-rsid="00081942"/>
    </style:style>
    <style:style style:name="P33" style:family="paragraph" style:parent-style-name="Table_20_Contents" style:list-style-name="L6">
      <style:text-properties fo:font-weight="bold" officeooo:rsid="002110fe" officeooo:paragraph-rsid="00081942" fo:background-color="#ffff00" style:font-weight-asian="bold" style:font-weight-complex="bold"/>
    </style:style>
    <style:style style:name="P34" style:family="paragraph" style:parent-style-name="Table_20_Contents" style:list-style-name="L7">
      <style:text-properties fo:font-weight="bold" officeooo:rsid="00208c8b" officeooo:paragraph-rsid="00081942" fo:background-color="#ffff00" style:font-weight-asian="bold" style:font-weight-complex="bold"/>
    </style:style>
    <style:style style:name="P35" style:family="paragraph" style:parent-style-name="Table_20_Contents" style:list-style-name="L8">
      <style:text-properties fo:font-weight="bold" officeooo:rsid="001dfcf4" officeooo:paragraph-rsid="0008194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1942" style:font-weight-asian="normal" style:font-weight-complex="normal"/>
    </style:style>
    <style:style style:name="T3" style:family="text">
      <style:text-properties officeooo:rsid="000887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t ging:</text:p>
      <text:list xml:id="list2510984505" text:style-name="L1">
        <text:list-item>
          <text:p text:style-name="P5">Sprache</text:p>
        </text:list-item>
        <text:list-item>
          <text:p text:style-name="P5"/>
        </text:list-item>
      </text:list>
      <text:p text:style-name="P1"/>
      <text:p text:style-name="P2">Laden</text:p>
      <text:list xml:id="list2742263753" text:style-name="L2">
        <text:list-item>
          <text:p text:style-name="P6">Suchen nach Plus-Button für neues Fenster</text:p>
        </text:list-item>
        <text:list-item>
          <text:p text:style-name="P6">seltsames Gefühl beim Abbrechen des Ladens, um ein neues Fenster hinzuzufügen</text:p>
        </text:list-item>
        <text:list-item>
          <text:p text:style-name="P14">es fügt Leerzeichen ans Ende der Variableneingabe und dann geht das nicht mehr</text:p>
        </text:list-item>
      </text:list>
      <text:p text:style-name="P4"/>
      <text:p text:style-name="P3">Speichern</text:p>
      <text:list xml:id="list427207354" text:style-name="L3">
        <text:list-item>
          <text:p text:style-name="P15">Im Speicherdialog automatisch „rdbf“ einblenden</text:p>
        </text:list-item>
      </text:list>
      <text:p text:style-name="P4"/>
      <text:p text:style-name="P3">Programmsyntax</text:p>
      <text:list xml:id="list317609499" text:style-name="L4">
        <text:list-item>
          <text:p text:style-name="P7">hat Syntaxhighlighting vermisst</text:p>
        </text:list-item>
      </text:list>
      <text:p text:style-name="P4"/>
      <text:p text:style-name="P3">Fehlermeldungen</text:p>
      <text:list xml:id="list3874151229" text:style-name="L5">
        <text:list-item>
          <text:p text:style-name="P8">in welchem Programm tritt der Fehler auf?</text:p>
        </text:list-item>
        <text:list-item>
          <text:p text:style-name="P18">Fehler in deutscher Typ-Exception: „einige Argumente sind vom falsche Typ“</text:p>
        </text:list-item>
        <text:list-item>
          <text:p text:style-name="P20">Mehr verschiedene Fehlermeldungen: „Falscher Typ“ wird auch geworfen, wenn es die entsprechende Variable gar nicht gibt.</text:p>
        </text:list-item>
        <text:list-item>
          <text:p text:style-name="P31">Error-Messages werden nicht übersetzt (something like x=5 expected)</text:p>
        </text:list-item>
        <text:list-item>
          <text:p text:style-name="P16">Error-Message nicht korrekt: sollte x==5 heißen und besser noch zwei Beispiele enthalten</text:p>
        </text:list-item>
      </text:list>
      <text:p text:style-name="P4"/>
      <text:p text:style-name="P3">Debug-Logik</text:p>
      <text:list xml:id="list20282134" text:style-name="L6">
        <text:list-item>
          <text:p text:style-name="P27">nicht-intuitiv, dass es nicht gleich mit dem Debuggen anfängt!</text:p>
        </text:list-item>
        <text:list-item>
          <text:p text:style-name="P33"><text:span text:style-name="T1">Verwirrend, dass Conditional Breakpoint nie erreicht wird, (A.b == B.d) </text:span><text:span text:style-name="T2">→ Nutzer dachten, dass es die Möglichkeit dann gar nicht gäbe</text:span></text:p>
        </text:list-item>
        <text:list-item>
          <text:p text:style-name="P28">Watch-Expression-Auswertung wurden nicht angezeigt</text:p>
        </text:list-item>
      </text:list>
      <text:p text:style-name="P4"/>
      <text:p text:style-name="P3">Reine GUI</text:p>
      <text:list xml:id="list4213993542" text:style-name="L7">
        <text:list-item>
          <text:p text:style-name="P9">Unsichtbarer und überschriebener Text <text:span text:style-name="T3">verwirrt</text:span></text:p>
        </text:list-item>
        <text:list-item>
          <text:p text:style-name="P9">super-winzig bei hoher Auflösung</text:p>
        </text:list-item>
        <text:list-item>
          <text:p text:style-name="P22">Variablen mit Entfernen-Taste zu entfernen</text:p>
        </text:list-item>
        <text:list-item>
          <text:p text:style-name="P22">verwirrend, dass Rückgabewert nach dem Debuggen ausgeblendet wird, aber Variablen nicht</text:p>
        </text:list-item>
        <text:list-item>
          <text:p text:style-name="P34"><text:span text:style-name="T1">kein Tooltip bei </text:span><text:span text:style-name="T2">Bild</text:span><text:span text:style-name="T1">-Button</text:span><text:span text:style-name="T2">s über den Programmen</text:span></text:p>
        </text:list-item>
        <text:list-item>
          <text:p text:style-name="P17">Programm-Laden-Button ist nicht intuitiv</text:p>
        </text:list-item>
        <text:list-item>
          <text:p text:style-name="P17">Benen<text:span text:style-name="T3">n</text:span>ung „Konfiguration“ ist verwirrend. Besser „Datei“</text:p>
        </text:list-item>
        <text:list-item>
          <text:p text:style-name="P17">Über den Panels sollte stehen, was Conditional Breakpoints eigentlich sind</text:p>
        </text:list-item>
        <text:list-item>
          <text:p text:style-name="P30">Aktualisiert Breakpoints nur mit ENTER nicht beim Rausklicken?!</text:p>
        </text:list-item>
        <text:list-item>
          <text:p text:style-name="P29">Watch-Expression-Auswertung wurden nicht angezeigt</text:p>
        </text:list-item>
      </text:list>
      <text:p text:style-name="P4"/>
      <text:p text:style-name="P3">Manual</text:p>
      <text:list xml:id="list2097216912" text:style-name="L8">
        <text:list-item>
          <text:p text:style-name="P19">Notwendige Position der Main-Methode steht nicht im Manual</text:p>
        </text:list-item>
        <text:list-item>
          <text:p text:style-name="P35"><text:span text:style-name="T1">i</text:span><text:span text:style-name="T2">n</text:span><text:span text:style-name="T1">put values im Manual: Bezogen auf Methodenaufruf oder auf allgemeine Eingabevariablen;</text:span></text:p>
        </text:list-item>
        <text:list-item>
          <text:p text:style-name="P21">in Manual: FETT schreiben, dass wie C!</text:p>
        </text:list-item>
        <text:list-item>
          <text:p text:style-name="P21">Geht ein direkter Return eines Funktionswertes? Wenn nein, ins Manual</text:p>
        </text:list-item>
        <text:list-item>
          <text:p text:style-name="P23">Im Manual ist nicht beschrieben, dass der Returnvalue unten steht</text:p>
        </text:list-item>
        <text:list-item>
          <text:p text:style-name="P23">Ins Manual schreiben, wo man mit dem Steppen anfängt</text:p>
        </text:list-item>
        <text:list-item>
          <text:p text:style-name="P24">ggf. nicht-intuitive Punkte von oben ergänzen</text:p>
        </text:list-item>
        <text:list-item>
          <text:p text:style-name="P23">Ins Manual schreiben, dass Variablen erst angezeigt werden, wenn man Steps macht.</text:p>
        </text:list-item>
        <text:list-item>
          <text:p text:style-name="P32"><text:soft-page-break/>Manual: bei WatchExpressions, was ist eine OPT-Cell?</text:p>
        </text:list-item>
        <text:list-item>
          <text:p text:style-name="P32">6.6 Fehler im Manual: WatchExpression, obwohl dort Conditional Breakpoint stehen sollte</text:p>
        </text:list-item>
        <text:list-item>
          <text:p text:style-name="P25">6.5 Schreibfehler im Manual: Scope,c</text:p>
        </text:list-item>
        <text:list-item>
          <text:p text:style-name="P26">Auch im Manual erklären, wann zwei Programme halten!</text:p>
        </text:list-item>
        <text:list-item>
          <text:p text:style-name="P10">Was ist der Unterschied zwischen dem Hinzufügen eines Programmes und des Ladens einer Konfigurationsdatei?</text:p>
        </text:list-item>
      </text:list>
      <text:p text:style-name="P11"/>
      <text:p text:style-name="P11"/>
      <text:p text:style-name="P12">Schwierigkeiten bei:</text:p>
      <text:list xml:id="list3875907139" text:style-name="L9">
        <text:list-item>
          <text:p text:style-name="P13">Unterfunktionsaufruf</text:p>
        </text:list-item>
        <text:list-item>
          <text:p text:style-name="P13">Einführung in die Besonderheiten des Programms: Was sind Watch-Expressions und was sind Conditional Breakpoints</text:p>
        </text:list-item>
        <text:list-item>
          <text:p text:style-name="P13">„Brief-Symbol“ mit Nachricht, nicht mit Programmen</text:p>
        </text:list-item>
        <text:list-item>
          <text:p text:style-name="P13">„Konfigurationsdatei“ statt „Datei“ oder „Programm“</text:p>
        </text:list-item>
        <text:list-item>
          <text:p text:style-name="P13">Was ist eine Watch-Expression</text:p>
        </text:list-item>
        <text:list-item>
          <text:p text:style-name="P13">(Opt) ist zu versteckt</text:p>
        </text:list-item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6:44:12.237996188</meta:creation-date>
    <dc:date>2018-03-06T14:48:48.060084993</dc:date>
    <meta:editing-duration>PT13H45M49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2" meta:paragraph-count="54" meta:word-count="399" meta:character-count="2710" meta:non-whitespace-character-count="2408"/>
  </office:meta>
</office:document-meta>
</file>